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4687" officeooo:paragraph-rsid="00204687"/>
    </style:style>
    <style:style style:name="P2" style:family="paragraph" style:parent-style-name="Standard">
      <style:text-properties officeooo:rsid="00211664" officeooo:paragraph-rsid="00211664"/>
    </style:style>
    <style:style style:name="P3" style:family="paragraph" style:parent-style-name="Standard">
      <style:text-properties officeooo:rsid="00211664" officeooo:paragraph-rsid="00231363"/>
    </style:style>
    <style:style style:name="P4" style:family="paragraph" style:parent-style-name="Standard">
      <style:text-properties officeooo:rsid="0027a3b5" officeooo:paragraph-rsid="0027a3b5"/>
    </style:style>
    <style:style style:name="T1" style:family="text">
      <style:text-properties officeooo:rsid="00231363"/>
    </style:style>
    <style:style style:name="T2" style:family="text">
      <style:text-properties officeooo:rsid="002372eb"/>
    </style:style>
    <style:style style:name="T3" style:family="text">
      <style:text-properties officeooo:rsid="00269b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Solution</text:p>
      <text:p text:style-name="P1">Following is a list of <text:span text:style-name="T3">three</text:span> protocols that were listed on the unfiltered packet-listing window.</text:p>
      <text:p text:style-name="P1">-ARP</text:p>
      <text:p text:style-name="P1">-DNS</text:p>
      <text:p text:style-name="P1">-TCP</text:p>
      <text:p text:style-name="P1"/>
      <text:p text:style-name="P1">Q2.Solution</text:p>
      <text:p text:style-name="P2">The time between the GET and OK messages was <text:span text:style-name="T2">106.46 milliseconds.</text:span></text:p>
      <text:p text:style-name="P2"/>
      <text:p text:style-name="P2">Q3.Solution</text:p>
      <text:p text:style-name="P3">My computer’s IP address is <text:span text:style-name="T1">192.168.1.145</text:span> and the IP address of gaia.cs.umass.edu is <text:span text:style-name="T1">128.119.245.12.</text:span></text:p>
      <text:p text:style-name="P2"/>
      <text:p text:style-name="P4">Q4.Solu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6:53:17.118516068</meta:creation-date>
    <meta:generator>LibreOffice/5.1.6.2$Linux_X86_64 LibreOffice_project/10m0$Build-2</meta:generator>
    <dc:date>2018-10-02T17:31:32.979722293</dc:date>
    <meta:editing-duration>PT46M52S</meta:editing-duration>
    <meta:editing-cycles>5</meta:editing-cycles>
    <meta:document-statistic meta:table-count="0" meta:image-count="0" meta:object-count="0" meta:page-count="1" meta:paragraph-count="10" meta:word-count="48" meta:character-count="318" meta:non-whitespace-character-count="280"/>
  </office:meta>
</office:document-meta>
</file>